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12"/>
        <table:table-column table:style-name="co8" table:default-cell-style-name="ce14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table:number-columns-repeated="2"/>
          <table:table-cell table:number-columns-repeated="4"/>
          <table:table-cell table:style-name="Default" table:number-columns-repeated="2"/>
          <table:table-cell/>
          <table:table-cell table:style-name="ce16" office:value-type="string" calcext:value-type="string">
            <text:p>PTS</text:p>
          </table:table-cell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5" office:value-type="string" calcext:value-type="string">
            <text:p>Pregunta A</text:p>
          </table:table-cell>
          <table:table-cell table:style-name="ce5" office:value-type="string" calcext:value-type="string">
            <text:p>Pregunta B</text:p>
          </table:table-cell>
          <table:table-cell table:style-name="ce5" office:value-type="string" calcext:value-type="string">
            <text:p>Pregunta C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" office:value-type="string" calcext:value-type="string">
            <text:p>Carrera y nivel de progr.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3:.F3])" office:value-type="float" office:value="100" calcext:value-type="float">
            <text:p>100</text:p>
          </table:table-cell>
          <table:table-cell/>
          <table:table-cell table:style-name="ce13" office:value-type="string" calcext:value-type="string">
            <text:p>Pregunta B</text:p>
          </table:table-cell>
          <table:table-cell table:style-name="ce3" office:value-type="string" calcext:value-type="string">
            <text:p>Tarea específica</text:p>
          </table:table-cell>
          <table:table-cell table:style-name="ce17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rene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rancini Margarit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4:.F4])" office:value-type="float" office:value="100" calcext:value-type="float">
            <text:p>100</text:p>
          </table:table-cell>
          <table:table-cell/>
          <table:table-cell table:style-name="ce13" office:value-type="string" calcext:value-type="string">
            <text:p>Pregunta C</text:p>
          </table:table-cell>
          <table:table-cell table:style-name="ce3" office:value-type="string" calcext:value-type="string">
            <text:p>Algoritmo</text:p>
          </table:table-cell>
          <table:table-cell table:style-name="ce17" office:value-type="float" office:value="75" calcext:value-type="float">
            <text:p>75</text:p>
          </table:table-cell>
        </table:table-row>
        <table:table-row table:style-name="ro1">
          <table:table-cell table:style-name="ce10" office:value-type="string" calcext:value-type="string">
            <text:p>Canales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Diego Francisco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5:.F5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varría</text:p>
          </table:table-cell>
          <table:table-cell office:value-type="string" calcext:value-type="string">
            <text:p>Zúñiga</text:p>
          </table:table-cell>
          <table:table-cell office:value-type="string" calcext:value-type="string">
            <text:p>Sergio Deni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6:.F6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7:.F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Wong</text:p>
          </table:table-cell>
          <table:table-cell office:value-type="string" calcext:value-type="string">
            <text:p>Juan Ignacio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8:.F8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9:.F9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zondo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Massiel Sabrin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10:.F10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11:.F11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cía</text:p>
          </table:table-cell>
          <table:table-cell office:value-type="string" calcext:value-type="string">
            <text:p>Rucavado</text:p>
          </table:table-cell>
          <table:table-cell office:value-type="string" calcext:value-type="string">
            <text:p>Alejandro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12:.F12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13:.F13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vara</text:p>
          </table:table-cell>
          <table:table-cell office:value-type="string" calcext:value-type="string">
            <text:p>Quesada</text:p>
          </table:table-cell>
          <table:table-cell office:value-type="string" calcext:value-type="string">
            <text:p>Roxiny Andre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4:.F14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nández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Guisselle Vaness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5:.F15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ernández</text:p>
          </table:table-cell>
          <table:table-cell office:value-type="string" calcext:value-type="string">
            <text:p>Montserra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16:.F16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17:.F1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Quirós</text:p>
          </table:table-cell>
          <table:table-cell office:value-type="string" calcext:value-type="string">
            <text:p>Lucila Fransu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18:.F18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19:.F19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ón</text:p>
          </table:table-cell>
          <table:table-cell office:value-type="string" calcext:value-type="string">
            <text:p>Gamboa</text:p>
          </table:table-cell>
          <table:table-cell office:value-type="string" calcext:value-type="string">
            <text:p>Ronulfo Fabricio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20:.F20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21:.F21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illo</text:p>
          </table:table-cell>
          <table:table-cell office:value-type="string" calcext:value-type="string">
            <text:p>Ríos</text:p>
          </table:table-cell>
          <table:table-cell office:value-type="string" calcext:value-type="string">
            <text:p>Erickso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22:.F22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23:.F23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uguez</text:p>
          </table:table-cell>
          <table:table-cell office:value-type="string" calcext:value-type="string">
            <text:p>Quiroz</text:p>
          </table:table-cell>
          <table:table-cell office:value-type="string" calcext:value-type="string">
            <text:p>Aníbal Isidro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24:.F24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25:.F25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roz</text:p>
          </table:table-cell>
          <table:table-cell office:value-type="string" calcext:value-type="string">
            <text:p>Polanco</text:p>
          </table:table-cell>
          <table:table-cell office:value-type="string" calcext:value-type="string">
            <text:p>Carlos André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26:.F26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27:.F2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Zúñiga</text:p>
          </table:table-cell>
          <table:table-cell office:value-type="string" calcext:value-type="string">
            <text:p>Ánton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28:.F28])" office:value-type="float" office:value="100" calcext:value-type="float">
            <text:p>100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29:.F29])" office:value-type="float" office:value="100" calcext:value-type="float">
            <text:p>100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Yendri Marí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30:.F30])" office:value-type="float" office:value="100" calcext:value-type="float">
            <text:p>100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31:.F31])" office:value-type="float" office:value="0" calcext:value-type="float">
            <text:p>0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t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Christopher Daniel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32:.F32])" office:value-type="float" office:value="100" calcext:value-type="float">
            <text:p>100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33:.F33])" office:value-type="float" office:value="100" calcext:value-type="float">
            <text:p>100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zuela</text:p>
          </table:table-cell>
          <table:table-cell office:value-type="string" calcext:value-type="string">
            <text:p>Quesada</text:p>
          </table:table-cell>
          <table:table-cell office:value-type="string" calcext:value-type="string">
            <text:p>Juan Carlo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34:.F34])" office:value-type="float" office:value="100" calcext:value-type="float">
            <text:p>100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35:.F35])" office:value-type="float" office:value="100" calcext:value-type="float">
            <text:p>100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José Daniel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36:.F36])" office:value-type="float" office:value="100" calcext:value-type="float">
            <text:p>100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SUM([.D37:.F37])" office:value-type="float" office:value="100" calcext:value-type="float">
            <text:p>100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 style:data-style-name="N2" text:time-value="19:49:22.3224470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8-27T20:06:25.749367927</dc:date>
    <meta:editing-duration>PT4H47M2S</meta:editing-duration>
    <meta:editing-cycles>8</meta:editing-cycles>
    <meta:generator>LibreOffice/6.4.4.2$Linux_X86_64 LibreOffice_project/40$Build-2</meta:generator>
    <meta:document-statistic meta:table-count="1" meta:cell-count="297" meta:object-count="0"/>
  </office:meta>
</office:document-meta>
</file>